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29492A0BA44.png" manifest:media-type="image/png"/>
  <manifest:file-entry manifest:full-path="Pictures/1000000000000382000002694A813651.png" manifest:media-type="image/png"/>
  <manifest:file-entry manifest:full-path="Pictures/10000000000001D3000000FDFB90FADE.png" manifest:media-type="image/png"/>
  <manifest:file-entry manifest:full-path="Pictures/100000000000015C000000C2FE239ECE.png" manifest:media-type="image/png"/>
  <manifest:file-entry manifest:full-path="Pictures/10000000000002B90000024C0122C4AA.png" manifest:media-type="image/png"/>
  <manifest:file-entry manifest:full-path="Pictures/1000000000000182000000EF743886BD.png" manifest:media-type="image/png"/>
  <manifest:file-entry manifest:full-path="Pictures/1000000000000233000002BCD0FA95CA.png" manifest:media-type="image/png"/>
  <manifest:file-entry manifest:full-path="Pictures/10000000000002CF0000027B1C544E1E.png" manifest:media-type="image/png"/>
  <manifest:file-entry manifest:full-path="Pictures/1000000000000177000000BD04FC7926.png" manifest:media-type="image/png"/>
  <manifest:file-entry manifest:full-path="Pictures/10000000000001E1000002CDBBCE36C7.png" manifest:media-type="image/png"/>
  <manifest:file-entry manifest:full-path="Pictures/100000000000015C000002F87661B071.png" manifest:media-type="image/png"/>
  <manifest:file-entry manifest:full-path="Pictures/100000000000018C000002FC325CE1FF.png" manifest:media-type="image/png"/>
  <manifest:file-entry manifest:full-path="Pictures/10000000000000D4000002F23B2610E3.png" manifest:media-type="image/png"/>
  <manifest:file-entry manifest:full-path="Pictures/100000000000010C0000009513A199B4.png" manifest:media-type="image/png"/>
  <manifest:file-entry manifest:full-path="Pictures/10000000000001750000030199E3D64C.png" manifest:media-type="image/png"/>
  <manifest:file-entry manifest:full-path="Pictures/10000000000001FF00000253839DF371.png" manifest:media-type="image/png"/>
  <manifest:file-entry manifest:full-path="Pictures/10000000000001B30000027DAF4FA995.png" manifest:media-type="image/png"/>
  <manifest:file-entry manifest:full-path="Pictures/100000000000012C0000011E6C6F6B82.png" manifest:media-type="image/png"/>
  <manifest:file-entry manifest:full-path="Pictures/1000000000000176000002E891B042C7.png" manifest:media-type="image/png"/>
  <manifest:file-entry manifest:full-path="Pictures/1000000000000124000002034F0C4465.png" manifest:media-type="image/png"/>
  <manifest:file-entry manifest:full-path="Pictures/10000000000001B3000002E09DCAE21F.png" manifest:media-type="image/png"/>
  <manifest:file-entry manifest:full-path="Pictures/100000000000012D000002E41F5A5E2F.png" manifest:media-type="image/png"/>
  <manifest:file-entry manifest:full-path="Pictures/1000000000000177000002329668CF57.png" manifest:media-type="image/png"/>
  <manifest:file-entry manifest:full-path="Pictures/10000000000000EA00000099BD69B53B.png" manifest:media-type="image/png"/>
  <manifest:file-entry manifest:full-path="Pictures/10000000000001840000005202C0E99F.png" manifest:media-type="image/png"/>
  <manifest:file-entry manifest:full-path="Pictures/100000000000031800000290A788B04D.png" manifest:media-type="image/png"/>
  <manifest:file-entry manifest:full-path="Pictures/10000000000001AA0000004F5878F7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0a06" officeooo:paragraph-rsid="00040a06"/>
    </style:style>
    <style:style style:name="P2" style:family="paragraph" style:parent-style-name="Standard">
      <style:paragraph-properties fo:break-before="page"/>
      <style:text-properties officeooo:rsid="00040a06" officeooo:paragraph-rsid="00040a06"/>
    </style:style>
    <style:style style:name="P3" style:family="paragraph" style:parent-style-name="Standard">
      <style:text-properties officeooo:rsid="0004eee1" officeooo:paragraph-rsid="0004eee1"/>
    </style:style>
    <style:style style:name="P4" style:family="paragraph" style:parent-style-name="Standard">
      <style:text-properties officeooo:rsid="00059e29" officeooo:paragraph-rsid="00059e2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cm" svg:y="1.02cm" svg:width="17cm" svg:height="11.68cm" draw:z-index="0"><draw:image xlink:href="Pictures/1000000000000382000002694A813651.png" xlink:type="simple" xlink:show="embed" xlink:actuate="onLoad" draw:mime-type="image/png"/></draw:frame>EX – 1</text:p>
      <text:p text:style-name="P1"/>
      <text:p text:style-name="P1"/>
      <text:p text:style-name="P1"/>
      <text:p text:style-name="P1"><draw:frame draw:style-name="fr2" draw:name="Image2" text:anchor-type="char" svg:x="2.316cm" svg:y="0.079cm" svg:width="9.885cm" svg:height="5.355cm" draw:z-index="1"><draw:image xlink:href="Pictures/10000000000001D3000000FDFB90FAD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X – 2</text:p>
      <text:p text:style-name="P1"/>
      <text:p text:style-name="P1"><draw:frame draw:style-name="fr1" draw:name="Image3" text:anchor-type="char" svg:x="2.445cm" svg:y="0.335cm" svg:width="11.218cm" svg:height="13.97cm" draw:z-index="2"><draw:image xlink:href="Pictures/10000000000002120000029492A0BA4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x="3.436cm" svg:y="0.169cm" svg:width="8.17cm" svg:height="5.059cm" draw:z-index="3"><draw:image xlink:href="Pictures/1000000000000182000000EF743886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EX-3</text:p>
      <text:p text:style-name="P3"/>
      <text:p text:style-name="P3"><draw:frame draw:style-name="fr1" draw:name="Image5" text:anchor-type="char" svg:x="1.642cm" svg:y="0cm" svg:width="11.917cm" svg:height="14.817cm" draw:z-index="4"><draw:image xlink:href="Pictures/1000000000000233000002BCD0FA95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char" svg:x="4.235cm" svg:y="0.191cm" svg:width="7.366cm" svg:height="4.106cm" draw:z-index="5"><draw:image xlink:href="Pictures/100000000000015C000000C2FE239E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EX-4</text:p>
      <text:p text:style-name="P3"/>
      <text:p text:style-name="P3"><draw:frame draw:style-name="fr4" draw:name="Image7" text:anchor-type="char" svg:width="15.219cm" svg:height="13.441cm" draw:z-index="6"><draw:image xlink:href="Pictures/10000000000002CF0000027B1C544E1E.png" xlink:type="simple" xlink:show="embed" xlink:actuate="onLoad" draw:mime-type="image/png"/></draw:frame></text:p>
      <text:p text:style-name="P1"/>
      <text:p text:style-name="P1"/>
      <text:p text:style-name="P1"><draw:frame draw:style-name="fr3" draw:name="Image8" text:anchor-type="char" svg:width="7.938cm" svg:height="4.001cm" draw:z-index="7"><draw:image xlink:href="Pictures/1000000000000177000000BD04FC79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EX-5</text:p>
      <text:p text:style-name="P3"/>
      <text:p text:style-name="P3"><draw:frame draw:style-name="fr1" draw:name="Image9" text:anchor-type="char" svg:x="-1.469cm" svg:y="0.159cm" svg:width="9.313cm" svg:height="20.339cm" draw:z-index="8"><draw:image xlink:href="Pictures/100000000000015C000002F87661B071.png" xlink:type="simple" xlink:show="embed" xlink:actuate="onLoad" draw:mime-type="image/png"/></draw:frame></text:p>
      <text:p text:style-name="P1"/>
      <text:p text:style-name="P1"><draw:frame draw:style-name="fr1" draw:name="Image10" text:anchor-type="char" svg:x="8.172cm" svg:y="0.085cm" svg:width="9.686cm" svg:height="18.685cm" draw:z-index="9"><draw:image xlink:href="Pictures/100000000000018C000002FC325CE1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1" text:anchor-type="char" svg:x="4.874cm" svg:y="0.199cm" svg:width="5.87cm" svg:height="20.881cm" draw:z-index="10"><draw:image xlink:href="Pictures/10000000000000D4000002F23B2610E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EX-6 </text:p>
      <text:p text:style-name="P4"><draw:frame draw:style-name="fr1" draw:name="Image12" text:anchor-type="char" svg:x="-1.379cm" svg:y="0.418cm" svg:width="10.439cm" svg:height="21.521cm" draw:z-index="11"><draw:image xlink:href="Pictures/10000000000001750000030199E3D64C.png" xlink:type="simple" xlink:show="embed" xlink:actuate="onLoad" draw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3" text:anchor-type="char" svg:x="9.058cm" svg:y="0.049cm" svg:width="9.208cm" svg:height="13.483cm" draw:z-index="12"><draw:image xlink:href="Pictures/10000000000001B30000027DAF4FA9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EX-7 </text:p>
      <text:p text:style-name="P4"/>
      <text:p text:style-name="P4"><draw:frame draw:style-name="fr1" draw:name="Image14" text:anchor-type="char" svg:x="2.704cm" svg:y="0.169cm" svg:width="10.181cm" svg:height="15.177cm" draw:z-index="13"><draw:image xlink:href="Pictures/10000000000001E1000002CDBBCE36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5" text:anchor-type="char" svg:x="3.858cm" svg:y="0.247cm" svg:width="6.35cm" svg:height="6.054cm" draw:z-index="14"><draw:image xlink:href="Pictures/100000000000012C0000011E6C6F6B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EX-8</text:p>
      <text:p text:style-name="P4"/>
      <text:p text:style-name="P4"/>
      <text:p text:style-name="P1"><draw:frame draw:style-name="fr1" draw:name="Image16" text:anchor-type="char" svg:x="-0.432cm" svg:y="0.021cm" svg:width="10.513cm" svg:height="20.913cm" draw:z-index="15"><draw:image xlink:href="Pictures/1000000000000176000002E891B042C7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17" text:anchor-type="char" svg:x="10.405cm" svg:y="0.205cm" svg:width="6.181cm" svg:height="10.901cm" draw:z-index="16"><draw:image xlink:href="Pictures/1000000000000124000002034F0C44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EX-9</text:p>
      <text:p text:style-name="P4"/>
      <text:p text:style-name="P4"><draw:frame draw:style-name="fr1" draw:name="Image18" text:anchor-type="char" svg:x="-1.203cm" svg:y="0.198cm" svg:width="10.49cm" svg:height="17.748cm" draw:z-index="17"><draw:image xlink:href="Pictures/10000000000001B3000002E09DCAE21F.png" xlink:type="simple" xlink:show="embed" xlink:actuate="onLoad" draw:mime-type="image/png"/></draw:frame><draw:frame draw:style-name="fr2" draw:name="Image19" text:anchor-type="char" svg:x="9.499cm" svg:y="0.275cm" svg:width="7.015cm" svg:height="17.247cm" draw:z-index="18"><draw:image xlink:href="Pictures/100000000000012D000002E41F5A5E2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X-10</text:p>
      <text:p text:style-name="P4"/>
      <text:p text:style-name="P4"><draw:frame draw:style-name="fr1" draw:name="Image20" text:anchor-type="char" svg:x="-0.224cm" svg:y="0cm" svg:width="7.938cm" svg:height="11.896cm" draw:z-index="19"><draw:image xlink:href="Pictures/1000000000000177000002329668CF57.png" xlink:type="simple" xlink:show="embed" xlink:actuate="onLoad" draw:mime-type="image/png"/></draw:frame></text:p>
      <text:p text:style-name="P4"/>
      <text:p text:style-name="P4"/>
      <text:p text:style-name="P4"><draw:frame draw:style-name="fr2" draw:name="Image21" text:anchor-type="char" svg:x="10.924cm" svg:y="0.309cm" svg:width="4.953cm" svg:height="3.239cm" draw:z-index="20"><draw:image xlink:href="Pictures/10000000000000EA00000099BD69B53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3" text:anchor-type="char" svg:x="9.472cm" svg:y="0.171cm" svg:width="8.213cm" svg:height="1.736cm" draw:z-index="22"><draw:image xlink:href="Pictures/10000000000001840000005202C0E99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2" text:anchor-type="char" svg:x="-0.236cm" svg:y="0.129cm" svg:width="12.869cm" svg:height="10.308cm" draw:z-index="21"><draw:image xlink:href="Pictures/100000000000031800000290A788B04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4" text:anchor-type="char" svg:x="-1.15cm" svg:y="0.347cm" svg:width="10.349cm" svg:height="12.049cm" draw:z-index="23"><draw:image xlink:href="Pictures/10000000000001FF00000253839DF371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5" text:anchor-type="char" svg:x="3.552cm" svg:y="0.03cm" svg:width="8.162cm" svg:height="1.513cm" draw:z-index="24"><draw:image xlink:href="Pictures/10000000000001AA0000004F5878F7D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1" draw:name="Image26" text:anchor-type="char" svg:x="-1.007cm" svg:y="0.319cm" svg:width="12.347cm" svg:height="10.416cm" draw:z-index="25"><draw:image xlink:href="Pictures/10000000000002B90000024C0122C4AA.png" xlink:type="simple" xlink:show="embed" xlink:actuate="onLoad" draw:mime-type="image/png"/></draw:frame></text:p>
      <text:p text:style-name="P4"/>
      <text:p text:style-name="P4"><draw:frame draw:style-name="fr2" draw:name="Image27" text:anchor-type="char" svg:x="11.942cm" svg:y="1.602cm" svg:width="5.673cm" svg:height="3.154cm" draw:z-index="26"><draw:image xlink:href="Pictures/100000000000010C0000009513A199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9:13:12.954000000</meta:creation-date>
    <dc:date>2024-11-12T19:32:05.967000000</dc:date>
    <meta:editing-duration>PT18M51S</meta:editing-duration>
    <meta:editing-cycles>5</meta:editing-cycles>
    <meta:generator>LibreOffice/24.2.5.2$Windows_X86_64 LibreOffice_project/bffef4ea93e59bebbeaf7f431bb02b1a39ee8a59</meta:generator>
    <meta:document-statistic meta:table-count="0" meta:image-count="27" meta:object-count="0" meta:page-count="12" meta:paragraph-count="10" meta:word-count="12" meta:character-count="47" meta:non-whitespace-character-count="41"/>
  </office:meta>
</office:document-meta>
</file>